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[1872]</text:p>
      <text:p text:style-name="P5">Month<text:tab/><text:tab/><text:tab/><text:tab/><text:tab/><text:tab/></text:p>
      <text:p text:style-name="P5">Year<text:tab/><text:tab/><text:tab/><text:tab/><text:tab/><text:tab/>[1872]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Y, pages 3 &amp; 4<text:tab/><text:tab/>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ram L. Hart; Esther Hart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The morning of Kippur had dawned. <text:s/>The faithful in Israel wended their/ steps to the house of the Parent of mercy, and Abraham <text:span text:style-name="T2">ascended</text:span><text:span text:style-name="T3"> mounted/ up to heaven. <text:s/>Manifold must his good deeds have been to/ receive a call from on high upon so auspicious a day. <text:s/>To reach/ the throne of grace, when angels bright encircle it, to </text:span><text:span text:style-name="T2">hear</text:span><text:span text:style-name="T3"> behold the/ Eternal King dispense forgiveness. <text:s/>The summons neither shocked/ his mind nor found his spirit unprepared. <text:s/>He that fondly loved and was </text:span><text:span text:style-name="T2">a</text:span><text:span text:style-name="T3"> one/ beloved in return, may have craved but for the power of utterance./ <text:s/>Could he bid a last farewell, and part </text:span><text:span text:style-name="T2">part with</text:span><text:span text:style-name="T3"> with a long embrace!/ <text:s/>Could he but faintly say "May peace abide with you all, as/ it precedes me to the grave"!.....That boon was denied,/ yet the consciousness that affection for his own, and good-will/ towards all creatures had marked his course through life, must/ needs have calmed the </text:span><text:span text:style-name="T2">spirit</text:span><text:span text:style-name="T3"> soul, and </text:span><text:span text:style-name="T2">impelled</text:span><text:span text:style-name="T3"> sped it onward./ <text:s/>For it becomes me to tell dear friends that </text:span><text:span text:style-name="T2">such</text:span><text:span text:style-name="T3">, as I have learnt such were indeed/ the traits of our brother's character./</text:span></text:p>
      <text:p text:style-name="P3"><text:span text:style-name="T3">The oldest of a family early bereft of paternal care, he devoted/ his youth to aid a widowed mother in the discharge of </text:span><text:span text:style-name="T2">one</text:span><text:span text:style-name="T3">/ arduous obligations. <text:s/>Appreciating to its fullest extent the/ position in which he had been placed by a melancholy circumstance,/</text:span></text:p>
      <text:p text:style-name="P3"><text:span text:style-name="T3"/></text:p>
      <text:p text:style-name="P3"><text:span text:style-name="T3">[Page 2]</text:span></text:p>
      <text:p text:style-name="P3"><text:span text:style-name="T3">be brought to bear thereupon whatever the efforts of the body and of the mind/ can </text:span><text:span text:style-name="T2">well</text:span><text:span text:style-name="T3"> accomplish well. <text:s/>It is not surprising therefore that feelings/ akin to filial reverence swelled the breasts of the junior portion/ of Esther Hart's children towards their brother Abram. <text:s/>Long/ after they had outgrown the </text:span><text:soft-page-break/><text:span text:style-name="T3">necessity of seeking his advice; when/ time had ripened their judgment, and widened the range of </text:span><text:span text:style-name="T2">their</text:span><text:span text:style-name="T3">/ thoughts, still the views he expressed met with a deferential/ hearing, if not always with an entire compliance. <text:s/>Such sentiments/ which a self-imposed task of abnegation &amp; toil </text:span><text:span text:style-name="T2">had</text:span><text:span text:style-name="T3"> engendered, have been/ breathed into other </text:span><text:span text:style-name="T2">[?]</text:span><text:span text:style-name="T3"> hearts. <text:s/>A crown of respectful grand-/children surrounded the aged sire, and he </text:span><text:span text:style-name="T2">regarded</text:span><text:span text:style-name="T3"> looked on that possession/ as on a treasure of inestimable value. <text:s/>The numerous offspring of/ an </text:span><text:span text:style-name="T2">single</text:span><text:span text:style-name="T3"> only daughter with whom a wife, too soon lost, had blessed </text:span><text:span text:style-name="T2">him well</text:span><text:span text:style-name="T3"> his marital relations/ they illustrated in their conduct maternal </text:span><text:span text:style-name="T2">teaching</text:span><text:span text:style-name="T3"> precept and maternal/ example. <text:s/>And through them will the name of Abram L. Hart/ descend to posterity associated with ideas inspiring regard and eliciting/ much praise. <text:s/>For the inherent kindliness </text:span><text:span text:style-name="T2">of disposition to that [?]</text:span><text:span text:style-name="T3"> which our friend evinced/ towards the members of his family, </text:span><text:span text:style-name="T2">he exhibited</text:span><text:span text:style-name="T3"> was likewise discernible </text:span><text:span text:style-name="T2">also</text:span><text:span text:style-name="T3"> in his intercourse with/ all his fellow-</text:span><text:span text:style-name="T2">[?]</text:span><text:span text:style-name="T3"> beings. <text:s/>During </text:span><text:span text:style-name="T2">four</text:span><text:span text:style-name="T3"> a score of years he continued/ to be the almoner of an association of his Jewish brethren. <text:s/>How/ much of human sorrow he may then </text:span><text:span text:style-name="T2">not</text:span><text:span text:style-name="T3"> have alleviated! <text:s/>How many/ the tears he may have wiped away, the hopes he may have rekindled/ the comforts he may have afforded./</text:span></text:p>
      <text:p text:style-name="P3"><text:span text:style-name="T3"/></text:p>
      <text:p text:style-name="P3"><text:span text:style-name="T3">[Page 3]</text:span></text:p>
      <text:p text:style-name="P3"><text:span text:style-name="T3">Not </text:span><text:span text:style-name="T2">alone</text:span><text:span text:style-name="T3"> merely by the small coin that he could </text:span><text:span text:style-name="T2">dispense</text:span><text:span text:style-name="T3"> grant, but by the sympathetic/ word which accompanied the benefaction. <text:s/>That he lent too easily/ but an ear to the tale of distress ,was the fault with which our lamented/ friend was charged by some, but if to </text:span><text:span text:style-name="T2">suffe</text:span><text:span text:style-name="T3"> allow oneself to be at times deceived/ by the unworthy, lest the deserving be depraved of their due, is a/ fault we may greatly wish it were common with those who distribute charity./ <text:s/>Better, far better to be </text:span><text:span text:style-name="T2">with facility</text:span><text:span text:style-name="T3"> readily influenced and wrought upon, than the really/ needy suffer hunger. <text:s/>So thought Ab L. Hart and the same principle/ </text:span><text:span text:style-name="T2">guided his conduct</text:span><text:span text:style-name="T3"> became his guidance in his private as well as in his public deportment./ <text:s/></text:span><text:span text:style-name="T2">An</text:span><text:span text:style-name="T3"> To appeal for the distressed, was to secure his assistance, agreeably to/ the means at his command. <text:s/>These, I conceive, had never </text:span><text:span text:style-name="T2">reached beyond</text:span><text:span text:style-name="T3"> exceeded/ competence. <text:s/>His commercial pursuits were lessened by reverses, and/ </text:span><text:span text:style-name="T2">became greatly cramped</text:span><text:span text:style-name="T3"> narrowed down in their scope. <text:s/>But his feelings out stripped/ his notions of economy, and he gave willingly, and I may add from/ personal knowledge, promptly and unostentatiously./</text:span></text:p>
      <text:p text:style-name="P3"><text:span text:style-name="T3">With a friendly and benevolent nature, he conjoined polished manners, and an/ address </text:span><text:span text:style-name="T2">evincing</text:span><text:span text:style-name="T3"> giving evidence of a mind </text:span><text:span text:style-name="T2">remarkably</text:span><text:span text:style-name="T3"> well </text:span><text:span text:style-name="T2">trained</text:span><text:span text:style-name="T3"> cultivated. <text:s/>Such is/ the impression our deceased brother left upon me wherever we met,/ and so spontaneous appeared that demeanour, that I judge it was/ </text:span><text:span text:style-name="T2">constantly shown</text:span><text:span text:style-name="T3"> habitual. <text:s/>The testimony of those who enjoyed his inti-/-mate acquaintance, strengthens me in the opinion I have formed./ <text:s/>My knowledge of his sainted mother, </text:span><text:span text:style-name="T2">leads</text:span><text:span text:style-name="T3"> induces me fully to believe I am/ correct./</text:span></text:p>
      <text:p text:style-name="P3"><text:span text:style-name="T3"/></text:p>
      <text:p text:style-name="P3"><text:span text:style-name="T3">[Page 4]</text:span></text:p>
      <text:p text:style-name="P3"><text:span text:style-name="T3">Who more than Esther Hart genial in disposition, who more/ </text:span><text:span text:style-name="T2">[?]</text:span><text:span text:style-name="T3"> exquisitely refined, high-toned? <text:s/>Who more genuinely, purely kind, con-/-siderate, charitable? <text:s/>Those qualities which she possessed in the highest/ degree could not have lost their </text:span><text:span text:style-name="T2">effect</text:span><text:span text:style-name="T3"> influence upon the child who had been/ alike her coadjutor in a great undertaking and </text:span><text:span text:style-name="T2">her oldest</text:span><text:span text:style-name="T3"> the first </text:span><text:span text:style-name="T2">yeilding</text:span><text:span text:style-name="T3"> object of her </text:span><text:span text:style-name="T2">Parental</text:span><text:span text:style-name="T3"> maternal caresses? <text:s/>What/ was virtuous in his character, mirrored forth the attributes of her lofty/ soul. <text:s/></text:span><text:span text:style-name="T2">Would I could say he verily he had would have</text:span><text:span text:style-name="T3"> Had he but inherited also the </text:span><text:span text:style-name="T2">piety</text:span><text:span text:style-name="T3"> devotional fervor by which/ she was distinguished, her perfect accordance of actions with the dictates of Judaism/ in its Biblical and traditional teachings he might have coproduced her </text:span><text:span text:style-name="T2">life</text:span><text:span text:style-name="T3"> existence, but much as I regret that/ I cannot offer our deceased friend as an example of conformity to the/ whole Law, I am free to exhibit his filial devotion, his parental/ tenderness, his brotherly attachment and solicitude, his beneficent/ disposition, his mild temperament, his suavity of </text:span><text:span text:style-name="T2">manners</text:span><text:span text:style-name="T3"> speech as </text:span><text:span text:style-name="T2">a</text:span><text:span text:style-name="T3">/ models we all may profitably copy. <text:s/>Those </text:span><text:span text:style-name="T2">are form</text:span><text:span text:style-name="T3"> constitute the </text:span><text:span text:style-name="T2">traits of the [?]</text:span><text:span text:style-name="T3"> prominent features/ </text:span><text:span text:style-name="T2">character, [?] on earth</text:span><text:span text:style-name="T3"> which </text:span><text:span text:style-name="T2">have won for him attracted</text:span><text:span text:style-name="T3"> drew toward Ab L. Hart the respect of the community </text:span><text:span text:style-name="T2">among</text:span><text:span text:style-name="T3"> while he/ </text:span><text:span text:style-name="T2">he</text:span><text:span text:style-name="T3"> lived, and the </text:span><text:soft-page-break/><text:span text:style-name="T3">grace of God when he died. <text:s/>For the day he </text:span><text:span text:style-name="T2">gained</text:span><text:span text:style-name="T3"> cast off/ </text:span><text:span text:style-name="T2">im</text:span><text:span text:style-name="T3">mortality, the sins of Israel were forgiven, and his own merits </text:span><text:span text:style-name="T2">brought him forth paved</text:span><text:span text:style-name="T3"> had </text:span><text:span text:style-name="T2">prepared</text:span><text:span text:style-name="T3"> cleared his </text:span><text:span text:style-name="T2">way</text:span><text:span text:style-name="T3"> path of all impediments that/ </text:span><text:span text:style-name="T2">with to</text:span><text:span text:style-name="T3"> he might attain the regions of the blessed. <text:s/>May this joyous hope be </text:span><text:span text:style-name="T2">a comfort</text:span><text:span text:style-name="T3"> the source/ whence you, my dear bereaved friends! divine consolation; may you long be enabled to/ point out to </text:span><text:span text:style-name="T2">those who condole with you, and</text:span><text:span text:style-name="T3"> your numerous condolers who hold you in estimation,/ the excellencies of the departed. <text:s/>And may the sentence of the inspired/ son of Amoz be verified as you, as it is written "I have seen his ways, and will spiritually/ heal him, I will lead him, </text:span><text:span text:style-name="T2">rest</text:span><text:span text:style-name="T3"> and bestow comfort upon him and </text:span><text:span text:style-name="T2">with</text:span><text:span text:style-name="T3"> upon his mourners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21:32.72</meta:creation-date>
    <meta:document-statistic meta:table-count="0" meta:image-count="0" meta:object-count="0" meta:page-count="4" meta:paragraph-count="71" meta:word-count="1304" meta:character-count="8060"/>
    <dc:date>2012-10-23T15:55:40.20</dc:date>
    <meta:editing-duration>PT14M17S</meta:editing-duration>
    <meta:editing-cycles>1</meta:editing-cycles>
    <meta:generator>OpenOffice.org/3.4.1$Win32 OpenOffice.org_project/341m1$Build-9593</meta:generator>
  </office:meta>
</office:document-meta>
</file>